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office:font-face-decls>
  <office:automatic-styles>
    <style:style style:name="P1" style:family="paragraph" style:parent-style-name="Standard">
      <style:text-properties officeooo:rsid="000f98a2" officeooo:paragraph-rsid="000f98a2"/>
    </style:style>
    <style:style style:name="P2" style:family="paragraph" style:parent-style-name="Text_20_body">
      <style:text-properties officeooo:rsid="000f98a2" officeooo:paragraph-rsid="000f98a2"/>
    </style:style>
    <style:style style:name="P3" style:family="paragraph" style:parent-style-name="Text_20_body" style:list-style-name="L1">
      <style:paragraph-properties fo:margin-top="0cm" fo:margin-bottom="0cm" style:contextual-spacing="false" fo:orphans="2" fo:widows="2" fo:padding="0cm" fo:border="none"/>
      <style:text-properties officeooo:rsid="000f98a2"/>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ch beschrieb chatgpt unser arduino IDE setup und die Sensoren die wir verwendeten und fragte ihn wie ich die acceleration und gyro Daten in eine Liste publishen könne, nachdem ich ihm mein Code zeigte und ein paar fehlversuchen gab er mir unseren verbesserten code zurück;</text:p>
      <text:p text:style-name="P1"/>
      <text:p text:style-name="P2">void loop() {</text:p>
      <text:p text:style-name="P2"><text:s text:c="2"/>// Get new sensor events with the readings</text:p>
      <text:p text:style-name="P2"><text:s text:c="2"/>sensors_event_t a, g, temp;</text:p>
      <text:p text:style-name="P2"><text:s text:c="2"/>mpu.getEvent(&amp;a, &amp;g, &amp;temp);</text:p>
      <text:p text:style-name="P2"/>
      <text:p text:style-name="P2"><text:s text:c="2"/>// Store sensor values in a list</text:p>
      <text:p text:style-name="P2"><text:s text:c="2"/>String sensorValues = String(a.acceleration.x) + "," +</text:p>
      <text:p text:style-name="P2"><text:s text:c="24"/>String(a.acceleration.y) + "," +</text:p>
      <text:p text:style-name="P2"><text:s text:c="24"/>String(a.acceleration.z) + "," +</text:p>
      <text:p text:style-name="P2"><text:s text:c="24"/>String(g.gyro.x) + "," +</text:p>
      <text:p text:style-name="P2"><text:s text:c="24"/>String(g.gyro.y) + "," +</text:p>
      <text:p text:style-name="P2"><text:s text:c="24"/>String(g.gyro.z);</text:p>
      <text:p text:style-name="P2"/>
      <text:p text:style-name="P2"><text:s text:c="2"/>// Publish the list of sensor values</text:p>
      <text:p text:style-name="P2"><text:s text:c="2"/>mqttClient.publish(mqttTopic, sensorValues.c_str());</text:p>
      <text:p text:style-name="P2"><text:s text:c="2"/>blink();</text:p>
      <text:p text:style-name="P2"/>
      <text:p text:style-name="P2"><text:s text:c="2"/>// Print out the values to the console</text:p>
      <text:p text:style-name="P2"><text:s text:c="2"/>Serial.print("Acceleration X: ");</text:p>
      <text:p text:style-name="P2"><text:s text:c="2"/>Serial.print(a.acceleration.x);</text:p>
      <text:p text:style-name="P2"><text:s text:c="2"/>Serial.print(", Y: ");</text:p>
      <text:p text:style-name="P2"><text:s text:c="2"/>Serial.print(a.acceleration.y);</text:p>
      <text:p text:style-name="P2"><text:s text:c="2"/>Serial.print(", Z: ");</text:p>
      <text:p text:style-name="P2"><text:s text:c="2"/>Serial.print(a.acceleration.z);</text:p>
      <text:p text:style-name="P2"><text:s text:c="2"/>Serial.println(" m/s^2");</text:p>
      <text:p text:style-name="P2"/>
      <text:p text:style-name="P2"><text:s text:c="2"/>Serial.print("Rotation X: ");</text:p>
      <text:p text:style-name="P2"><text:s text:c="2"/>Serial.print(g.gyro.x);</text:p>
      <text:p text:style-name="P2"><text:s text:c="2"/>Serial.print(", Y: ");</text:p>
      <text:p text:style-name="P2"><text:soft-page-break/><text:s text:c="2"/>Serial.print(g.gyro.y);</text:p>
      <text:p text:style-name="P2"><text:s text:c="2"/>Serial.print(", Z: ");</text:p>
      <text:p text:style-name="P2"><text:s text:c="2"/>Serial.print(g.gyro.z);</text:p>
      <text:p text:style-name="P2"><text:s text:c="2"/>Serial.println(" rad/s");</text:p>
      <text:p text:style-name="P2"/>
      <text:p text:style-name="P2"><text:s text:c="2"/>Serial.print("Temperature: ");</text:p>
      <text:p text:style-name="P2"><text:s text:c="2"/>Serial.print(temp.temperature);</text:p>
      <text:p text:style-name="P2"><text:s text:c="2"/>Serial.println(" degC");</text:p>
      <text:p text:style-name="P2"/>
      <text:p text:style-name="P2"><text:s text:c="2"/>Serial.println("");</text:p>
      <text:p text:style-name="P2"><text:s text:c="2"/>delay(500);</text:p>
      <text:p text:style-name="P2"/>
      <text:p text:style-name="P2"><text:s text:c="2"/>// Process MQTT messages</text:p>
      <text:p text:style-name="P2"><text:s text:c="2"/>mqttClient.loop();</text:p>
      <text:p text:style-name="P2">}</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16:07:36.696000000</meta:creation-date>
    <dc:date>2023-06-08T18:35:44.646000000</dc:date>
    <meta:editing-duration>PT2H28M9S</meta:editing-duration>
    <meta:editing-cycles>1</meta:editing-cycles>
    <meta:generator>LibreOffice/7.5.4.2$Windows_X86_64 LibreOffice_project/36ccfdc35048b057fd9854c757a8b67ec53977b6</meta:generator>
    <meta:document-statistic meta:table-count="0" meta:image-count="0" meta:object-count="0" meta:page-count="2" meta:paragraph-count="38" meta:word-count="153" meta:character-count="1432" meta:non-whitespace-character-count="1137"/>
  </office:meta>
</office:document-meta>
</file>